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P6" style:family="paragraph" style:parent-style-name="Standard" style:list-style-name="L5">
      <style:text-properties fo:font-weight="bold" style:font-weight-asian="bold" style:font-weight-complex="bold"/>
    </style:style>
    <style:style style:name="P7" style:family="paragraph" style:parent-style-name="Standard" style:list-style-name="L8">
      <style:text-properties fo:font-weight="bold" style:font-weight-asian="bold" style:font-weight-complex="bold"/>
    </style:style>
    <style:style style:name="P8" style:family="paragraph" style:parent-style-name="Standard" style:list-style-name="L9">
      <style:text-properties fo:font-weight="bold" style:font-weight-asian="bold" style:font-weight-complex="bold"/>
    </style:style>
    <style:style style:name="P9" style:family="paragraph" style:parent-style-name="Standard" style:list-style-name="L10">
      <style:text-properties fo:font-weight="bold" style:font-weight-asian="bold" style:font-weight-complex="bold"/>
    </style:style>
    <style:style style:name="P10" style:family="paragraph" style:parent-style-name="Standard" style:list-style-name="L11">
      <style:text-properties fo:font-weight="bold" style:font-weight-asian="bold" style:font-weight-complex="bold"/>
    </style:style>
    <style:style style:name="P11" style:family="paragraph" style:parent-style-name="Standard" style:list-style-name="L14">
      <style:text-properties fo:font-weight="bold" style:font-weight-asian="bold" style:font-weight-complex="bold"/>
    </style:style>
    <style:style style:name="P12" style:family="paragraph" style:parent-style-name="Standard" style:list-style-name="L15">
      <style:text-properties fo:font-weight="bold" style:font-weight-asian="bold" style:font-weight-complex="bold"/>
    </style:style>
    <style:style style:name="P13" style:family="paragraph" style:parent-style-name="Standard" style:list-style-name="L16">
      <style:text-properties fo:font-weight="bold" style:font-weight-asian="bold" style:font-weight-complex="bold"/>
    </style:style>
    <style:style style:name="P14" style:family="paragraph" style:parent-style-name="Standard" style:list-style-name="L17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 style:list-style-name="L3"/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 style:list-style-name="L5">
      <style:text-properties fo:font-weight="normal" style:font-weight-asian="normal" style:font-weight-complex="normal"/>
    </style:style>
    <style:style style:name="P19" style:family="paragraph" style:parent-style-name="Standard" style:list-style-name="L6">
      <style:text-properties fo:font-weight="normal" style:font-weight-asian="normal" style:font-weight-complex="normal"/>
    </style:style>
    <style:style style:name="P20" style:family="paragraph" style:parent-style-name="Standard" style:list-style-name="L11">
      <style:text-properties fo:font-weight="normal" style:font-weight-asian="normal" style:font-weight-complex="normal"/>
    </style:style>
    <style:style style:name="P21" style:family="paragraph" style:parent-style-name="Standard" style:list-style-name="L13">
      <style:text-properties fo:font-weight="normal" style:font-weight-asian="normal" style:font-weight-complex="normal"/>
    </style:style>
    <style:style style:name="P22" style:family="paragraph" style:parent-style-name="Standard" style:list-style-name="L7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fo:color="#0000ff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ff" style:text-position="super 58%"/>
    </style:style>
    <style:style style:name="T9" style:family="text">
      <style:text-properties fo:color="#0000ff" style:text-position="super 58%" fo:font-weight="bold" style:font-weight-asian="bold" style:font-weight-complex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Nicholas Wardle – Thesis Plan </text:span></text:p>
      <text:p text:style-name="Standard"/>
      <text:p text:style-name="Standard">Title : <text:span text:style-name="T2">Observation of a new particle in the search for the Standard Model Higgs boson at the CMS detector.</text:span></text:p>
      <text:p text:style-name="Standard"><text:span text:style-name="T2">------------------------------------------------------------------------------------------------------------------------</text:span></text:p>
      <text:p text:style-name="P2">Chapter 3: Higgs decay to two photons</text:p>
      <text:p text:style-name="P4">~ 4 weeks <text:span text:style-name="T6">(28</text:span><text:span text:style-name="T8">th</text:span><text:span text:style-name="T6"> Nov - Christmas)</text:span></text:p>
      <text:p text:style-name="P2"><text:tab/>Section 3.1 Object identification <text:tab/>~ 6-8 pages</text:p>
      <text:list xml:id="list346874417" text:style-name="L4">
        <text:list-item>
          <text:list>
            <text:list-item>
              <text:list>
                <text:list-item>
                  <text:p text:style-name="P5"><text:span text:style-name="T4">PAS+notes subsection on photon id and vertexing</text:span></text:p>
                </text:list-item>
                <text:list-item>
                  <text:p text:style-name="P5"><text:span text:style-name="T4">MC/data comparisons</text:span></text:p>
                </text:list-item>
                <text:list-item>
                  <text:p text:style-name="P5"><text:span text:style-name="T4">Event selection</text:span></text:p>
                </text:list-item>
              </text:list>
            </text:list-item>
          </text:list>
        </text:list-item>
      </text:list>
      <text:p text:style-name="P2"><text:span text:style-name="T4"/></text:p>
      <text:p text:style-name="P2"><text:span text:style-name="T4"><text:tab/></text:span>Section 3.2: Signal Extraction<text:tab/>~ 35-40 pages<text:span text:style-name="T4"> </text:span></text:p>
      <text:p text:style-name="P2"><text:span text:style-name="T4"/></text:p>
      <text:p text:style-name="P2"><text:span text:style-name="T4"><text:tab/><text:tab/></text:span>3.2.1: Analysis Strategy</text:p>
      <text:list xml:id="list160603410" text:style-name="L11">
        <text:list-item>
          <text:list>
            <text:list-item>
              <text:list>
                <text:list-item>
                  <text:p text:style-name="P20">Overview of search strategy</text:p>
                </text:list-item>
                <text:list-item>
                  <text:p text:style-name="P10"><text:span text:style-name="T4">sideband mva analysis/ sliding window search</text:span></text:p>
                </text:list-item>
              </text:list>
            </text:list-item>
          </text:list>
        </text:list-item>
      </text:list>
      <text:p text:style-name="P2"><text:span text:style-name="T4"/></text:p>
      <text:list xml:id="list1630779990" text:continue-numbering="true" text:style-name="L11">
        <text:list-item>
          <text:list>
            <text:list-header>
              <text:p text:style-name="P10">3.2.2: Signal modelling<text:tab/></text:p>
              <text:p text:style-name="P20">describing systematics and how they are included into the model.</text:p>
              <text:p text:style-name="P20">Describe relevant measurements from Z’s (mostly taken from AN)</text:p>
            </text:list-header>
          </text:list>
        </text:list-item>
      </text:list>
      <text:p text:style-name="P17"/>
      <text:p text:style-name="P17"><text:tab/><text:tab/><text:span text:style-name="T2">3.2.3: Background Modelling</text:span></text:p>
      <text:p text:style-name="P17"><text:span text:style-name="T2"><text:tab/><text:tab/></text:span>Datafits to sidebands , systematic studies on background normalization and <text:tab/><text:tab/><text:tab/>shape (linear, 2nd order pol . . . </text:p>
      <text:p text:style-name="P17"/>
      <text:p text:style-name="Standard"><text:span text:style-name="T4"><text:tab/></text:span><text:span text:style-name="T2">Section 3.3 : Search Results<text:tab/><text:tab/><text:tab/>~ 10 pages</text:span></text:p>
      <text:p text:style-name="Standard"><text:span text:style-name="T2"><text:tab/><text:tab/>3.3.1 Statistical Interpretation of the Data </text:span></text:p>
      <text:p text:style-name="Standard"><text:span text:style-name="T4"><text:tab/><text:tab/></text:span><text:span text:style-name="T2">3.3.2 Results from 2011 dataset</text:span></text:p>
      <text:p text:style-name="P17"><text:span text:style-name="T2"/></text:p>
      <text:p text:style-name="P17"><text:span text:style-name="T2"><text:tab/>Section 3.3: 8TeV Results<text:tab/><text:tab/>~ 5 pages</text:span></text:p>
      <text:list xml:id="list371007114" text:style-name="L13">
        <text:list-item>
          <text:list>
            <text:list-item>
              <text:list>
                <text:list-item>
                  <text:p text:style-name="P21">updates to ICHEP (including analysis changes)</text:p>
                </text:list-item>
                <text:list-item>
                  <text:p text:style-name="P21">include “baseline mva” analysis results ?</text:p>
                </text:list-item>
              </text:list>
            </text:list-item>
          </text:list>
        </text:list-item>
      </text:list>
      <text:p text:style-name="Standard"><text:span text:style-name="T2">------------------------------------------------------------------------------------------------------------------------</text:span></text:p>
      <text:p text:style-name="P2">Chapter 2: The CMS Detector<text:tab/></text:p>
      <text:p text:style-name="P4">~ 4 weeks <text:span text:style-name="T6">(4</text:span><text:span text:style-name="T8">th</text:span><text:span text:style-name="T6"> Jan – 1</text:span><text:span text:style-name="T8">st</text:span><text:span text:style-name="T6"> Feb)</text:span></text:p>
      <text:p text:style-name="P2"><text:tab/>Section 2.1: Detector Components</text:p>
      <text:p text:style-name="P2"><text:tab/><text:tab/><text:span text:style-name="T4">- General description about detector and components <text:tab/></text:span>~<text:span text:style-name="T4"> </text:span>5 pages</text:p>
      <text:p text:style-name="Standard"><text:span text:style-name="T4"><text:tab/><text:tab/></text:span><text:span text:style-name="T2">2.1.1: Electromagnetic Calorimeter</text:span><text:span text:style-name="T4"> <text:tab/><text:tab/><text:tab/></text:span><text:span text:style-name="T2">~</text:span><text:span text:style-name="T4"> </text:span><text:span text:style-name="T2">3 pages</text:span></text:p>
      <text:p text:style-name="Standard"><text:span text:style-name="T2"><text:tab/><text:tab/>2.1.2: L1 Trigger <text:tab/><text:tab/><text:tab/><text:tab/><text:tab/><text:tab/>~ 4-5 pages</text:span></text:p>
      <text:list xml:id="list684012701" text:style-name="L3">
        <text:list-item>
          <text:list>
            <text:list-item>
              <text:list>
                <text:list-item>
                  <text:list>
                    <text:list-item>
                      <text:p text:style-name="P16"><text:span text:style-name="T4">L1 JEC Internal note documented alread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------------------------------------------------------------------------------------------------------------------------</text:span></text:p>
      <text:p text:style-name="P2">Chapter 4: Higgs Combinations and Properties</text:p>
      <text:p text:style-name="P4"><text:tab/>~ 3 Weeks <text:span text:style-name="T6">(1</text:span><text:span text:style-name="T8">st</text:span><text:span text:style-name="T6"> Feb – 22</text:span><text:span text:style-name="T8">nd</text:span><text:span text:style-name="T6"> Feb)</text:span></text:p>
      <text:p text:style-name="P2"><text:tab/>Section 4.1: Combined Searches<text:tab/><text:tab/> <text:tab/>~ 10 pages </text:p>
      <text:p text:style-name="P2"><text:span text:style-name="T4"><text:tab/><text:tab/></text:span></text:p>
      <text:list xml:id="list2111648228" text:style-name="L8">
        <text:list-item>
          <text:list>
            <text:list-item>
              <text:list>
                <text:list-item>
                  <text:p text:style-name="P7"><text:span text:style-name="T4">Description of other channels (very brief, taken from PASes)</text:span></text:p>
                </text:list-item>
                <text:list-item>
                  <text:p text:style-name="P7"><text:span text:style-name="T4">Diagnostics <text:s/>(could just reference Analysis Note)</text:span></text:p>
                </text:list-item>
              </text:list>
            </text:list-item>
          </text:list>
        </text:list-item>
      </text:list>
      <text:p text:style-name="P2"><text:span text:style-name="T4"/></text:p>
      <text:p text:style-name="P2"><text:span text:style-name="T4"><text:tab/></text:span>Section 4.2 Combined Higgs Discovery<text:tab/><text:tab/>~ 5 pages</text:p>
      <text:list xml:id="list678818089" text:style-name="L16">
        <text:list-item>
          <text:list>
            <text:list-item>
              <text:list>
                <text:list-item>
                  <text:p text:style-name="P13"><text:span text:style-name="T4">2011+2012 (ICHEP) Higgs combination results</text:span></text:p>
                </text:list-item>
                <text:list-item>
                  <text:p text:style-name="P13"><text:soft-page-break/><text:span text:style-name="T4">sub-combinations , LEE ….</text:span></text:p>
                </text:list-item>
              </text:list>
            </text:list-item>
          </text:list>
        </text:list-item>
      </text:list>
      <text:p text:style-name="P2"><text:span text:style-name="T4"/></text:p>
      <text:p text:style-name="P2"><text:span text:style-name="T4"><text:tab/></text:span>Section 4.3 Properties<text:tab/><text:tab/><text:tab/><text:tab/>~ 5 pages</text:p>
      <text:p text:style-name="P2"><text:span text:style-name="T4"><text:tab/></text:span></text:p>
      <text:list xml:id="list1940179107" text:style-name="L17">
        <text:list-item>
          <text:list>
            <text:list-item>
              <text:list>
                <text:list-item>
                  <text:p text:style-name="P14"><text:span text:style-name="T4">SM compatibility (Feldman cousins)</text:span></text:p>
                </text:list-item>
                <text:list-item>
                  <text:p text:style-name="P14"><text:span text:style-name="T4">Simple kVkF fits? Could include as a look ahead for couplings</text:span></text:p>
                </text:list-item>
              </text:list>
            </text:list-item>
          </text:list>
        </text:list-item>
      </text:list>
      <text:p text:style-name="P2">------------------------------------------------------------------------------------------------------------------------</text:p>
      <text:p text:style-name="P2">Chapter 1: <text:s/>Theory and Motivations </text:p>
      <text:p text:style-name="P4">~ 2 weeks <text:s/><text:span text:style-name="T6">(22</text:span><text:span text:style-name="T8">nd</text:span><text:span text:style-name="T6"> Feb – 8</text:span><text:span text:style-name="T8">th</text:span><text:span text:style-name="T6"> March)</text:span></text:p>
      <text:p text:style-name="P2"><text:tab/>Section 1.1: The Standard Model <text:tab/></text:p>
      <text:list xml:id="list189214628" text:style-name="L2">
        <text:list-item>
          <text:list>
            <text:list-item>
              <text:list>
                <text:list-item>
                  <text:p text:style-name="P3"><text:span text:style-name="T4">Local Gauge theory + SM Lagrangian ~ </text:span>5 pages</text:p>
                </text:list-item>
              </text:list>
            </text:list-item>
          </text:list>
        </text:list-item>
      </text:list>
      <text:p text:style-name="P2"/>
      <text:p text:style-name="P2"><text:tab/>Section 1.2: The SM Higgs</text:p>
      <text:p text:style-name="P2"><text:tab/><text:tab/>1.2.1: The Higgs Mechanism ~ 5 pages </text:p>
      <text:p text:style-name="P2"><text:tab/><text:tab/>1.2.2: Constraints and previous searches ~ 3 pages</text:p>
      <text:p text:style-name="P2"><text:span text:style-name="T4"><text:tab/><text:tab/></text:span>1.2.3: Higgs Production at the LHC ~ 2-3 pages</text:p>
      <text:p text:style-name="P2">------------------------------------------------------------------------------------------------------------------------</text:p>
      <text:p text:style-name="Standard"><text:span text:style-name="T2">Chapter 0:</text:span> <text:s/><text:span text:style-name="T2">Introduction <text:s/></text:span></text:p>
      <text:p text:style-name="P15"><text:span text:style-name="T2">~ 1 week </text:span><text:span text:style-name="T7">(8</text:span><text:span text:style-name="T9">th</text:span><text:span text:style-name="T7">-15</text:span><text:span text:style-name="T9">th</text:span><text:span text:style-name="T7"> March 2013)</text:span></text:p>
      <text:list xml:id="list216468786" text:style-name="L1">
        <text:list-item>
          <text:list>
            <text:list-item>
              <text:p text:style-name="P1"><text:span text:style-name="T4">Preamble</text:span></text:p>
            </text:list-item>
            <text:list-item>
              <text:p text:style-name="P1"><text:span text:style-name="T4">Declaration of work, list of figures/tables</text:span></text:p>
            </text:list-item>
          </text:list>
        </text:list-item>
      </text:list>
      <text:p text:style-name="Standard"><text:span text:style-name="T2">------------------------------------------------------------------------------------------------------------------------</text:span><text:span text:style-name="T4"> </text:span></text:p>
      <text:p text:style-name="P2">Chapter 5: Conclusions<text:tab/><text:tab/><text:tab/><text:tab/><text:tab/><text:tab/> ~ 2 pages<text:tab/><text:tab/><text:tab/></text:p>
      <text:p text:style-name="P4">~ days <text:span text:style-name="T6">(whenever fi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</meta:initial-creator>
    <meta:creation-date>2012-11-26T13:56:46</meta:creation-date>
    <dc:date>2012-11-26T14:46:03</dc:date>
    <dc:creator>nick </dc:creator>
    <meta:editing-duration>PT49M17S</meta:editing-duration>
    <meta:editing-cycles>3</meta:editing-cycles>
    <meta:generator>LibreOffice/3.3$Linux LibreOffice_project/330m19$Build-401</meta:generator>
    <meta:printed-by>nick </meta:printed-by>
    <meta:print-date>2012-11-26T14:39:20</meta:print-date>
    <meta:document-statistic meta:table-count="0" meta:image-count="0" meta:object-count="0" meta:page-count="2" meta:paragraph-count="63" meta:word-count="385" meta:character-count="3000"/>
  </office:meta>
</office:document-meta>
</file>